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b36" officeooo:paragraph-rsid="0012a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Qual a profundidade (altura) do nó 6?</text:p>
      <text:p text:style-name="P1"><text:tab/>3</text:p>
      <text:p text:style-name="P1"/>
      <text:p text:style-name="P1">2) Qual a altura da árvore?</text:p>
      <text:p text:style-name="P1"><text:tab/>4</text:p>
      <text:p text:style-name="P1"/>
      <text:p text:style-name="P1">3) Os nós 6 e 9 estão não mesmo nível? E 7 e 11?</text:p>
      <text:p text:style-name="P1"><text:tab/>não, sim</text:p>
      <text:p text:style-name="P1"/>
      <text:p text:style-name="P1">4) Qual o grau do nó 7? e de 9? e de 4?</text:p>
      <text:p text:style-name="P1"><text:tab/>2, 3,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9:54:04.191131220</meta:creation-date>
    <dc:date>2018-08-10T20:00:37.783715603</dc:date>
    <meta:editing-duration>PT6M36S</meta:editing-duration>
    <meta:editing-cycles>1</meta:editing-cycles>
    <meta:document-statistic meta:table-count="0" meta:image-count="0" meta:object-count="0" meta:page-count="1" meta:paragraph-count="8" meta:word-count="48" meta:character-count="175" meta:non-whitespace-character-count="131"/>
    <meta:generator>LibreOffice/6.0.3.2$Linux_X86_64 LibreOffice_project/00m0$Build-2</meta:generator>
  </office:meta>
</office:document-meta>
</file>